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D000002612EBE86591732B20C.png" manifest:media-type="image/png"/>
  <manifest:file-entry manifest:full-path="Pictures/10000001000003CD0000023DF915DAD3E57D5451.png" manifest:media-type="image/png"/>
  <manifest:file-entry manifest:full-path="Pictures/10000001000003CD000001CBB72B28AFCBB36D7B.png" manifest:media-type="image/png"/>
  <manifest:file-entry manifest:full-path="Pictures/10000001000003CD0000033AD9DDA160AB9F37D9.png" manifest:media-type="image/png"/>
  <manifest:file-entry manifest:full-path="Pictures/10000001000003CD00000165FF20C0D89DDFE47E.png" manifest:media-type="image/png"/>
  <manifest:file-entry manifest:full-path="Pictures/10000001000003CD0000020F926E6FD2EE1423FC.png" manifest:media-type="image/png"/>
  <manifest:file-entry manifest:full-path="Pictures/10000001000003CD000002617E36977B6C0217CB.png" manifest:media-type="image/png"/>
  <manifest:file-entry manifest:full-path="Pictures/10000001000003CD0000020F0FAEE9D9424F44ED.png" manifest:media-type="image/png"/>
  <manifest:file-entry manifest:full-path="Pictures/10000001000003CD00000205CE03A18A3BA25B0B.png" manifest:media-type="image/png"/>
  <manifest:file-entry manifest:full-path="Pictures/10000001000003CD000001BB03C61AC839F6B182.png" manifest:media-type="image/png"/>
  <manifest:file-entry manifest:full-path="Pictures/10000001000003CD000001C79E1E85C0467A9E85.png" manifest:media-type="image/png"/>
  <manifest:file-entry manifest:full-path="Pictures/10000001000003CD000002DD98FB74B86C0EAEB6.png" manifest:media-type="image/png"/>
  <manifest:file-entry manifest:full-path="Pictures/10000001000003CD00000281866A8B446A4840D1.png" manifest:media-type="image/png"/>
  <manifest:file-entry manifest:full-path="Pictures/10000001000003CD00000205ADE9704326C3FC9A.png" manifest:media-type="image/png"/>
  <manifest:file-entry manifest:full-path="Pictures/10000001000003CD000001FA053F220646B09997.png" manifest:media-type="image/png"/>
  <manifest:file-entry manifest:full-path="Pictures/10000001000003CD000001C75D911104C8827471.png" manifest:media-type="image/png"/>
  <manifest:file-entry manifest:full-path="Pictures/10000001000003CD000001FA49C06F11E4E3622E.png" manifest:media-type="image/png"/>
  <manifest:file-entry manifest:full-path="Pictures/10000001000003CD000001CB60051B69F9352AF5.png" manifest:media-type="image/png"/>
  <manifest:file-entry manifest:full-path="Pictures/10000001000003CD0000020F5F059D95F2A0695D.png" manifest:media-type="image/png"/>
  <manifest:file-entry manifest:full-path="Pictures/10000001000003CD000001FABDBBE1ABA70E5AB9.png" manifest:media-type="image/png"/>
  <manifest:file-entry manifest:full-path="Pictures/10000001000003CD000001C72C78FC0F47B28723.png" manifest:media-type="image/png"/>
  <manifest:file-entry manifest:full-path="Pictures/10000001000003CD000001CBEEC84417E1475F0F.png" manifest:media-type="image/png"/>
  <manifest:file-entry manifest:full-path="Pictures/10000001000003CD000001FA4048059D6EF08BF8.png" manifest:media-type="image/png"/>
  <manifest:file-entry manifest:full-path="Pictures/10000001000003CD000001C7182BC5DC47EB59F1.png" manifest:media-type="image/png"/>
  <manifest:file-entry manifest:full-path="Pictures/10000001000003CD0000020FAEE2E40D8560465F.png" manifest:media-type="image/png"/>
  <manifest:file-entry manifest:full-path="Pictures/10000001000003CD000001C725F6AA6A719D0ED9.png" manifest:media-type="image/png"/>
  <manifest:file-entry manifest:full-path="Pictures/10000001000003CD000001C7A100B37F83A14EA8.png" manifest:media-type="image/png"/>
  <manifest:file-entry manifest:full-path="Pictures/10000001000003CD0000020F161BB2D39976D38B.png" manifest:media-type="image/png"/>
  <manifest:file-entry manifest:full-path="Pictures/10000001000003CD000002A870DDD9BACC22E6B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dfa6a"/>
    </style:style>
    <style:style style:name="P2" style:family="paragraph" style:parent-style-name="Standard">
      <style:text-properties officeooo:rsid="00204510" officeooo:paragraph-rsid="001dfa6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char" svg:width="7.448in" svg:height="3.3909in" draw:z-index="0"><draw:image xlink:href="Pictures/10000001000003CD000001BB03C61AC839F6B182.png" xlink:type="simple" xlink:show="embed" xlink:actuate="onLoad" draw:mime-type="image/png"/></draw:frame><text:s/></text:p>
      <text:p text:style-name="P2"><draw:frame draw:style-name="fr1" draw:name="Image2" text:anchor-type="char" svg:width="7.448in" svg:height="4.9063in" draw:z-index="1"><draw:image xlink:href="Pictures/10000001000003CD00000281866A8B446A4840D1.png" xlink:type="simple" xlink:show="embed" xlink:actuate="onLoad" draw:mime-type="image/png"/></draw:frame></text:p>
      <text:p text:style-name="P2"/>
      <text:p text:style-name="P2"><draw:frame draw:style-name="fr3" draw:name="Image3" text:anchor-type="char" svg:x="0in" svg:y="0in" svg:width="7.448in" svg:height="3.8728in" draw:z-index="2"><draw:image xlink:href="Pictures/10000001000003CD000001FA053F220646B09997.png" xlink:type="simple" xlink:show="embed" xlink:actuate="onLoad" draw:mime-type="image/png"/></draw:frame><text:soft-page-break/><text:s/></text:p>
      <text:p text:style-name="P2"><draw:frame draw:style-name="fr1" draw:name="Image4" text:anchor-type="char" svg:width="7.448in" svg:height="3.8728in" draw:z-index="3"><draw:image xlink:href="Pictures/10000001000003CD000001FA49C06F11E4E3622E.png" xlink:type="simple" xlink:show="embed" xlink:actuate="onLoad" draw:mime-type="image/png"/></draw:frame><text:s/></text:p>
      <text:p text:style-name="P2"/>
      <text:p text:style-name="P2"><draw:frame draw:style-name="fr2" draw:name="Image5" text:anchor-type="char" svg:width="7.448in" svg:height="3.8728in" draw:z-index="4"><draw:image xlink:href="Pictures/10000001000003CD000001FABDBBE1ABA70E5AB9.png" xlink:type="simple" xlink:show="embed" xlink:actuate="onLoad" draw:mime-type="image/png"/></draw:frame><text:soft-page-break/><text:s/></text:p>
      <text:p text:style-name="P2"><draw:frame draw:style-name="fr1" draw:name="Image6" text:anchor-type="char" svg:width="7.448in" svg:height="3.8728in" draw:z-index="5"><draw:image xlink:href="Pictures/10000001000003CD000001FA4048059D6EF08BF8.png" xlink:type="simple" xlink:show="embed" xlink:actuate="onLoad" draw:mime-type="image/png"/></draw:frame><text:s/></text:p>
      <text:p text:style-name="P2"><draw:frame draw:style-name="fr2" draw:name="Image7" text:anchor-type="char" svg:width="7.448in" svg:height="3.4827in" draw:z-index="6"><draw:image xlink:href="Pictures/10000001000003CD000001C75D911104C8827471.png" xlink:type="simple" xlink:show="embed" xlink:actuate="onLoad" draw:mime-type="image/png"/></draw:frame><text:soft-page-break/><text:s/></text:p>
      <text:p text:style-name="P2"><draw:frame draw:style-name="fr1" draw:name="Image8" text:anchor-type="char" svg:width="7.448in" svg:height="3.4827in" draw:z-index="7"><draw:image xlink:href="Pictures/10000001000003CD000001C72C78FC0F47B28723.png" xlink:type="simple" xlink:show="embed" xlink:actuate="onLoad" draw:mime-type="image/png"/></draw:frame><draw:frame draw:style-name="fr3" draw:name="Image9" text:anchor-type="char" svg:x="-0.0161in" svg:y="3.7098in" svg:width="7.448in" svg:height="3.4827in" draw:z-index="8"><draw:image xlink:href="Pictures/10000001000003CD000001C7182BC5DC47EB59F1.png" xlink:type="simple" xlink:show="embed" xlink:actuate="onLoad" draw:mime-type="image/png"/></draw:frame><text:s/></text:p>
      <text:p text:style-name="P2"><text:soft-page-break/><text:s/><draw:frame draw:style-name="fr1" draw:name="Image10" text:anchor-type="char" svg:width="7.448in" svg:height="3.4827in" draw:z-index="9"><draw:image xlink:href="Pictures/10000001000003CD000001C725F6AA6A719D0ED9.png" xlink:type="simple" xlink:show="embed" xlink:actuate="onLoad" draw:mime-type="image/png"/></draw:frame><text:s/></text:p>
      <text:p text:style-name="P2"><draw:frame draw:style-name="fr1" draw:name="Image11" text:anchor-type="char" svg:width="7.448in" svg:height="3.4827in" draw:z-index="10"><draw:image xlink:href="Pictures/10000001000003CD000001C79E1E85C0467A9E85.png" xlink:type="simple" xlink:show="embed" xlink:actuate="onLoad" draw:mime-type="image/png"/></draw:frame><draw:frame draw:style-name="fr3" draw:name="Image12" text:anchor-type="char" svg:x="0in" svg:y="3.7417in" svg:width="7.448in" svg:height="3.4827in" draw:z-index="11"><draw:image xlink:href="Pictures/10000001000003CD000001C7A100B37F83A14EA8.png" xlink:type="simple" xlink:show="embed" xlink:actuate="onLoad" draw:mime-type="image/png"/></draw:frame><text:s/></text:p>
      <text:p text:style-name="P2"><draw:frame draw:style-name="fr1" draw:name="Image13" text:anchor-type="char" svg:width="7.448in" svg:height="5.2047in" draw:z-index="12"><draw:image xlink:href="Pictures/10000001000003CD000002A870DDD9BACC22E6BC.png" xlink:type="simple" xlink:show="embed" xlink:actuate="onLoad" draw:mime-type="image/png"/></draw:frame><text:soft-page-break/><text:s/></text:p>
      <text:p text:style-name="P2"><draw:frame draw:style-name="fr1" draw:name="Image14" text:anchor-type="char" svg:width="7.448in" svg:height="3.9571in" draw:z-index="13"><draw:image xlink:href="Pictures/10000001000003CD00000205CE03A18A3BA25B0B.png" xlink:type="simple" xlink:show="embed" xlink:actuate="onLoad" draw:mime-type="image/png"/></draw:frame><text:s/></text:p>
      <text:p text:style-name="P2"><draw:frame draw:style-name="fr2" draw:name="Image15" text:anchor-type="char" svg:width="7.448in" svg:height="3.9571in" draw:z-index="14"><draw:image xlink:href="Pictures/10000001000003CD00000205ADE9704326C3FC9A.png" xlink:type="simple" xlink:show="embed" xlink:actuate="onLoad" draw:mime-type="image/png"/></draw:frame><text:soft-page-break/><text:s/></text:p>
      <text:p text:style-name="P2"><draw:frame draw:style-name="fr1" draw:name="Image16" text:anchor-type="char" svg:width="7.448in" svg:height="5.6102in" draw:z-index="15"><draw:image xlink:href="Pictures/10000001000003CD000002DD98FB74B86C0EAEB6.png" xlink:type="simple" xlink:show="embed" xlink:actuate="onLoad" draw:mime-type="image/png"/></draw:frame><text:s/></text:p>
      <text:p text:style-name="P2"><draw:frame draw:style-name="fr2" draw:name="Image17" text:anchor-type="char" svg:width="7.448in" svg:height="4.0335in" draw:z-index="16"><draw:image xlink:href="Pictures/10000001000003CD0000020FAEE2E40D8560465F.png" xlink:type="simple" xlink:show="embed" xlink:actuate="onLoad" draw:mime-type="image/png"/></draw:frame><text:soft-page-break/><text:s/></text:p>
      <text:p text:style-name="P2"><draw:frame draw:style-name="fr2" draw:name="Image18" text:anchor-type="char" svg:width="7.448in" svg:height="4.0335in" draw:z-index="17"><draw:image xlink:href="Pictures/10000001000003CD0000020F0FAEE9D9424F44ED.png" xlink:type="simple" xlink:show="embed" xlink:actuate="onLoad" draw:mime-type="image/png"/></draw:frame><text:s/></text:p>
      <text:p text:style-name="P2"><draw:frame draw:style-name="fr2" draw:name="Image19" text:anchor-type="char" svg:width="7.448in" svg:height="4.0335in" draw:z-index="18"><draw:image xlink:href="Pictures/10000001000003CD0000020F926E6FD2EE1423FC.png" xlink:type="simple" xlink:show="embed" xlink:actuate="onLoad" draw:mime-type="image/png"/></draw:frame><text:soft-page-break/><text:s/></text:p>
      <text:p text:style-name="P2"><draw:frame draw:style-name="fr1" draw:name="Image20" text:anchor-type="char" svg:width="7.448in" svg:height="4.0335in" draw:z-index="19"><draw:image xlink:href="Pictures/10000001000003CD0000020F5F059D95F2A0695D.png" xlink:type="simple" xlink:show="embed" xlink:actuate="onLoad" draw:mime-type="image/png"/></draw:frame><text:s/></text:p>
      <text:p text:style-name="P2"><draw:frame draw:style-name="fr2" draw:name="Image21" text:anchor-type="char" svg:width="7.448in" svg:height="4.0335in" draw:z-index="20"><draw:image xlink:href="Pictures/10000001000003CD0000020F161BB2D39976D38B.png" xlink:type="simple" xlink:show="embed" xlink:actuate="onLoad" draw:mime-type="image/png"/></draw:frame><text:soft-page-break/><text:s/></text:p>
      <text:p text:style-name="P2"><draw:frame draw:style-name="fr1" draw:name="Image22" text:anchor-type="char" svg:width="7.448in" svg:height="2.7327in" draw:z-index="21"><draw:image xlink:href="Pictures/10000001000003CD00000165FF20C0D89DDFE47E.png" xlink:type="simple" xlink:show="embed" xlink:actuate="onLoad" draw:mime-type="image/png"/></draw:frame><text:s text:c="2"/></text:p>
      <text:p text:style-name="P2"><draw:frame draw:style-name="fr1" draw:name="Image24" text:anchor-type="char" svg:width="7.448in" svg:height="3.5134in" draw:z-index="23"><draw:image xlink:href="Pictures/10000001000003CD000001CB60051B69F9352AF5.png" xlink:type="simple" xlink:show="embed" xlink:actuate="onLoad" draw:mime-type="image/png"/></draw:frame></text:p>
      <text:p text:style-name="P2"><draw:frame draw:style-name="fr2" draw:name="Image23" text:anchor-type="char" svg:width="7.448in" svg:height="6.322in" draw:z-index="22"><draw:image xlink:href="Pictures/10000001000003CD0000033AD9DDA160AB9F37D9.png" xlink:type="simple" xlink:show="embed" xlink:actuate="onLoad" draw:mime-type="image/png"/></draw:frame><text:soft-page-break/><text:s/></text:p>
      <text:p text:style-name="P2"><draw:frame draw:style-name="fr1" draw:name="Image25" text:anchor-type="char" svg:width="7.448in" svg:height="3.5134in" draw:z-index="24"><draw:image xlink:href="Pictures/10000001000003CD000001CBB72B28AFCBB36D7B.png" xlink:type="simple" xlink:show="embed" xlink:actuate="onLoad" draw:mime-type="image/png"/></draw:frame><text:s/></text:p>
      <text:p text:style-name="P2"><draw:frame draw:style-name="fr2" draw:name="Image26" text:anchor-type="char" svg:width="7.448in" svg:height="3.5134in" draw:z-index="25"><draw:image xlink:href="Pictures/10000001000003CD000001CBEEC84417E1475F0F.png" xlink:type="simple" xlink:show="embed" xlink:actuate="onLoad" draw:mime-type="image/png"/></draw:frame><text:soft-page-break/><text:s/></text:p>
      <text:p text:style-name="P2"><draw:frame draw:style-name="fr1" draw:name="Image27" text:anchor-type="char" svg:width="7.448in" svg:height="4.3854in" draw:z-index="26"><draw:image xlink:href="Pictures/10000001000003CD0000023DF915DAD3E57D5451.png" xlink:type="simple" xlink:show="embed" xlink:actuate="onLoad" draw:mime-type="image/png"/></draw:frame><text:s/></text:p>
      <text:p text:style-name="P2"><draw:frame draw:style-name="fr2" draw:name="Image28" text:anchor-type="char" svg:width="7.448in" svg:height="4.661in" draw:z-index="27"><draw:image xlink:href="Pictures/10000001000003CD000002617E36977B6C0217CB.png" xlink:type="simple" xlink:show="embed" xlink:actuate="onLoad" draw:mime-type="image/png"/></draw:frame><text:soft-page-break/><text:s/></text:p>
      <text:p text:style-name="P2"><draw:frame draw:style-name="fr1" draw:name="Image29" text:anchor-type="char" svg:width="7.448in" svg:height="4.661in" draw:z-index="28"><draw:image xlink:href="Pictures/10000001000003CD000002612EBE86591732B20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3902in" fo:margin-bottom="0.3902in" fo:margin-left="0.3902in" fo:margin-right="0.3902in" fo:border="0.06pt solid #000000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0T20:30:14.710330806</meta:creation-date>
    <dc:date>2024-04-14T18:30:57.340266598</dc:date>
    <meta:editing-duration>PT10M33S</meta:editing-duration>
    <meta:editing-cycles>2</meta:editing-cycles>
    <meta:generator>LibreOffice/7.3.7.2$Linux_X86_64 LibreOffice_project/30$Build-2</meta:generator>
    <meta:document-statistic meta:table-count="0" meta:image-count="29" meta:object-count="0" meta:page-count="13" meta:paragraph-count="24" meta:word-count="0" meta:character-count="26" meta:non-whitespace-character-count="0"/>
  </office:meta>
</office:document-meta>
</file>